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8.7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1.681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2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999999" style:vertical-align="middle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 fo:border="0.06pt solid #000000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 style:font-name-asian="Arial Unicode MS" style:font-name-complex="Arial Unicode MS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7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urzpräsentation" table:style-name="ta1">
        <table:table-column table:style-name="co1" table:default-cell-style-name="ce33"/>
        <table:table-column table:style-name="co2" table:default-cell-style-name="ce37"/>
        <table:table-column table:style-name="co3" table:default-cell-style-name="ce37"/>
        <table:table-column table:style-name="co4" table:default-cell-style-name="Default"/>
        <table:table-row table:style-name="ro1">
          <table:table-cell table:style-name="ce30" office:value-type="string" calcext:value-type="string">
            <text:p>Bewertung Kurzreferat und Handout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Modul 151 – DB in Web-Applikation integrieren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Dozent: Alexander Schenkel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Klasse: IN15-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Semester: Sommer 2019-Winter 202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Abgabe / Präsentation: 13.11.20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31" office:value-type="string" calcext:value-type="string">
            <text:p>Aufgabe</text:p>
          </table:table-cell>
          <table:table-cell table:style-name="ce31" office:value-type="string" calcext:value-type="string">
            <text:p>Max. Punkte</text:p>
          </table:table-cell>
          <table:table-cell table:style-name="ce31" office:value-type="string" calcext:value-type="string">
            <text:p>Kanakis, Nikolas</text:p>
          </table:table-cell>
          <table:table-cell table:style-name="ce31"/>
        </table:table-row>
        <table:table-row table:style-name="ro3">
          <table:table-cell table:style-name="ce31" office:value-type="string" calcext:value-type="string">
            <text:p>Thema:</text:p>
          </table:table-cell>
          <table:table-cell table:style-name="ce31"/>
          <table:table-cell table:style-name="ce31" office:value-type="string" calcext:value-type="string">
            <text:p>XSS Scripting</text:p>
          </table:table-cell>
          <table:table-cell table:style-name="ce31" office:value-type="string" calcext:value-type="string">
            <text:p>Bemerkungen</text:p>
          </table:table-cell>
        </table:table-row>
        <table:table-row table:style-name="ro4">
          <table:table-cell table:style-name="ce32" office:value-type="string" calcext:value-type="string">
            <text:p>Präsentation und Demo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as Bedrohungsszenario wurde technisch korrekt erläuter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    So ist die Erklärung zwar stimmig, aber man kann sich</text:p>
            <text:p> nicht so recht etwas darunter vorstellen.</text:p>
            <text:p><text:span text:style-name="T1"> Was ist denn ein "Script"? --&gt; Hinweis auf JavaScript,</text:span></text:p>
            <text:p><text:span text:style-name="T1">Welches im Browser läuft wäre hier notwendig gewesen</text:span></text:p>
          </table:table-cell>
        </table:table-row>
        <table:table-row table:style-name="ro4">
          <table:table-cell office:value-type="string" calcext:value-type="string">
            <text:p>Mind. 1 mögliche Schutzmassnahme wurde technisch korrekt erläuter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Klare Sprache, verständliche Ausdrucksweise, Nervosität im Griff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Sinnvoller Einsatz von Hilfsmittel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Demo: der Kandidat kann die Anwendung der Bedrohung demonstriere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inweis auf Script in URL wäre gut gewesen </text:p>
            <text:p>--&gt; das ist die Essenz des Angriffs, wurde nicht erklärt.</text:p>
            <text:p><text:span text:style-name="T1">- Sie zeigen Code, den Sie nicht genau verstehen (file_put_contents) </text:span></text:p>
            <text:p><text:span text:style-name="T1">→ schlecht</text:span></text:p>
          </table:table-cell>
        </table:table-row>
        <table:table-row table:style-name="ro4">
          <table:table-cell office:value-type="string" calcext:value-type="string">
            <text:p>Demo: Die Demo ist gut vorbereitet und kann flüssig durchgeführt wer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emo: der Kandidat kann die Schutzmassnahme demonstrier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ie vorgegebene Zeit wurde eingehalt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table:style-name="ce32" office:value-type="string" calcext:value-type="string">
            <text:p>Handou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as Handout hält den vorgegebenen Rahmen ein (Anz. Seiten, Themen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Das Handout ist sauber, fehlerfrei und übersichtlich gestalte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pan text:style-name="T1">Bilder: die Bilder sind ohne Erklärung einfach "hingeklatscht".</text:span></text:p>
            <text:p><text:span text:style-name="T1">Was soll uns z.B. das Bild der Webseite am Schluss sagen?</text:span></text:p>
          </table:table-cell>
        </table:table-row>
        <table:table-row table:style-name="ro4">
          <table:table-cell office:value-type="string" calcext:value-type="string">
            <text:p>Das Handout erklärt das Bedrohungsszenario korrek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Das Handout erklärt die mögliche(n) Schutzmassnahme(n) korrek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genügend. Hier muss eine konkrete Massnahme erläutert</text:p>
            <text:p>Werden, nicht einfach "Data sanitizing, finden Sie via Google".</text:p>
          </table:table-cell>
        </table:table-row>
        <table:table-row table:style-name="ro6">
          <table:table-cell office:value-type="string" calcext:value-type="string">
            <text:p>Das Handout zeigt ein Code-Beispiel und/oder Screenshot(s) des Angriffsszenario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7">
          <table:table-cell office:value-type="string" calcext:value-type="string">
            <text:p>Das Handout zeigt ein Code-Beispiel für die Schutzmassnahme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icht erklärt: Es ist nicht ersichtlich, wie denn nun konkret eine</text:p>
            <text:p><text:span text:style-name="T1">Schutzmassnahme umgesetzt wird. Es gibt z.B. auch php-eigene </text:span></text:p>
            <text:p><text:span text:style-name="T1">Funktionen, die man aufführen könnte.</text:span></text:p>
          </table:table-cell>
        </table:table-row>
        <table:table-row table:style-name="ro2">
          <table:table-cell table:style-name="ce34" office:value-type="string" calcext:value-type="string">
            <text:p>Total</text:p>
          </table:table-cell>
          <table:table-cell table:style-name="ce39" table:formula="of:=SUM([.B10:.B25])" office:value-type="float" office:value="16" calcext:value-type="float">
            <text:p>16</text:p>
          </table:table-cell>
          <table:table-cell table:style-name="ce39" table:formula="of:=SUM([.C10:.C25])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35" office:value-type="string" calcext:value-type="string">
            <text:p>Note</text:p>
          </table:table-cell>
          <table:table-cell table:style-name="ce40" table:formula="of:=(5*[.B26]/[.$B$26])+1" office:value-type="float" office:value="6" calcext:value-type="float">
            <text:p>6.0</text:p>
          </table:table-cell>
          <table:table-cell table:style-name="ce40" table:formula="of:=(5*[.C26]/[.$B$26])+1" office:value-type="float" office:value="4.75" calcext:value-type="float">
            <text:p>4.8</text:p>
          </table:table-cell>
          <table:table-cell/>
        </table:table-row>
        <table:table-row table:style-name="ro2">
          <table:table-cell table:style-name="Default" office:value-type="string" calcext:value-type="string">
            <text:p>Prozent</text:p>
          </table:table-cell>
          <table:table-cell table:style-name="ce41" table:formula="of:=[.B26]/[.$B$26]*100" office:value-type="float" office:value="100" calcext:value-type="float">
            <text:p>100.00</text:p>
          </table:table-cell>
          <table:table-cell table:style-name="ce41" table:formula="of:=[.C26]/[.$B$26]*100" office:value-type="float" office:value="75" calcext:value-type="float">
            <text:p>75.00</text:p>
          </table:table-cell>
          <table:table-cell/>
        </table:table-row>
        <table:table-row table:style-name="ro2">
          <table:table-cell table:style-name="ce36"/>
          <table:table-cell table:style-name="ce41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scale-to-pages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.00.0000</text:date>, <text:time style:data-style-name="N2" text:time-value="09:48:40.0372336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ander Schenkel</meta:initial-creator>
    <meta:creation-date>2017-05-11T08:00:57.661520000</meta:creation-date>
    <dc:date>2020-11-11T09:51:58.549158418</dc:date>
    <meta:editing-duration>P8DT17H28M7S</meta:editing-duration>
    <meta:editing-cycles>342</meta:editing-cycles>
    <meta:generator>LibreOffice/7.0.3.1$MacOSX_X86_64 LibreOffice_project/d7547858d014d4cf69878db179d326fc3483e082</meta:generator>
    <dc:title>Prüfung</dc:title>
    <meta:print-date>2020-11-04T07:09:36.018057604</meta:print-date>
    <meta:document-statistic meta:table-count="1" meta:cell-count="70" meta:object-count="0"/>
  </office:meta>
</office:document-meta>
</file>